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text-properties officeooo:rsid="000febe6" officeooo:paragraph-rsid="000febe6"/>
    </style:style>
    <style:style style:name="P2" style:family="paragraph" style:parent-style-name="Footer">
      <style:paragraph-properties fo:text-align="end" style:justify-single-word="false"/>
      <style:text-properties officeooo:rsid="000febe6" officeooo:paragraph-rsid="000febe6"/>
    </style:style>
    <style:style style:name="P3" style:family="paragraph" style:parent-style-name="Footer">
      <style:paragraph-properties fo:text-align="start" style:justify-single-word="false"/>
      <style:text-properties officeooo:rsid="000febe6" officeooo:paragraph-rsid="000febe6"/>
    </style:style>
    <style:style style:name="P4" style:family="paragraph" style:parent-style-name="Standard">
      <style:paragraph-properties fo:line-height="200%" fo:text-align="center" style:justify-single-word="false"/>
      <style:text-properties style:font-name="Times New Roman" officeooo:rsid="00058324" officeooo:paragraph-rsid="00058324"/>
    </style:style>
    <style:style style:name="P5" style:family="paragraph" style:parent-style-name="Standard">
      <style:paragraph-properties fo:line-height="200%" fo:text-align="start" style:justify-single-word="false"/>
      <style:text-properties style:font-name="Times New Roman" officeooo:rsid="0007406c" officeooo:paragraph-rsid="000923ab"/>
    </style:style>
    <style:style style:name="P6" style:family="paragraph" style:parent-style-name="Standard">
      <style:paragraph-properties fo:line-height="200%" fo:text-align="start" style:justify-single-word="false"/>
      <style:text-properties style:font-name="Times New Roman" officeooo:rsid="000923ab" officeooo:paragraph-rsid="000923ab"/>
    </style:style>
    <style:style style:name="P7" style:family="paragraph" style:parent-style-name="Standard">
      <style:paragraph-properties fo:margin-left="0in" fo:margin-right="0in" fo:line-height="200%" fo:text-align="center" style:justify-single-word="false" fo:text-indent="0in" style:auto-text-indent="false"/>
      <style:text-properties style:font-name="Times New Roman"/>
    </style:style>
    <style:style style:name="P8" style:family="paragraph" style:parent-style-name="Standard">
      <style:paragraph-properties fo:line-height="200%" fo:text-align="center" style:justify-single-word="false"/>
      <style:text-properties style:font-name="Times New Roman" officeooo:paragraph-rsid="00058324"/>
    </style:style>
    <style:style style:name="P9" style:family="paragraph" style:parent-style-name="Standard">
      <style:paragraph-properties fo:line-height="200%" fo:text-align="center" style:justify-single-word="false"/>
      <style:text-properties style:font-name="Times New Roman"/>
    </style:style>
    <style:style style:name="P10" style:family="paragraph" style:parent-style-name="Standard">
      <style:paragraph-properties fo:line-height="200%" fo:text-align="center" style:justify-single-word="false"/>
      <style:text-properties style:font-name="Times New Roman" officeooo:paragraph-rsid="000f82dc"/>
    </style:style>
    <style:style style:name="P11" style:family="paragraph" style:parent-style-name="Standard">
      <style:paragraph-properties fo:margin-left="0in" fo:margin-right="0in" fo:line-height="200%" fo:text-align="center" style:justify-single-word="false" fo:text-indent="0in" style:auto-text-indent="false"/>
      <style:text-properties style:font-name="Times New Roman" officeooo:rsid="000f82dc"/>
    </style:style>
    <style:style style:name="P12" style:family="paragraph" style:parent-style-name="Standard">
      <style:paragraph-properties fo:line-height="200%" fo:text-align="start" style:justify-single-word="false"/>
      <style:text-properties style:font-name="Times New Roman" officeooo:rsid="000f82dc" officeooo:paragraph-rsid="000f82dc"/>
    </style:style>
    <style:style style:name="P13" style:family="paragraph" style:parent-style-name="Standard">
      <style:paragraph-properties fo:line-height="200%" fo:text-align="start" style:justify-single-word="false"/>
      <style:text-properties officeooo:paragraph-rsid="000923ab"/>
    </style:style>
    <style:style style:name="T1" style:family="text">
      <style:text-properties fo:color="#000000" loext:opacity="100%"/>
    </style:style>
    <style:style style:name="T2" style:family="text">
      <style:text-properties fo:color="#000000" loext:opacity="100%" officeooo:rsid="00058324"/>
    </style:style>
    <style:style style:name="T3" style:family="text">
      <style:text-properties fo:color="#000000" loext:opacity="100%" officeooo:rsid="000923ab"/>
    </style:style>
    <style:style style:name="T4" style:family="text">
      <style:text-properties fo:color="#000000" loext:opacity="100%" officeooo:rsid="000ab6e1"/>
    </style:style>
    <style:style style:name="T5" style:family="text">
      <style:text-properties fo:color="#000000" loext:opacity="100%" officeooo:rsid="000c262e"/>
    </style:style>
    <style:style style:name="T6" style:family="text">
      <style:text-properties fo:color="#000000" loext:opacity="100%" officeooo:rsid="000c2f48"/>
    </style:style>
    <style:style style:name="T7" style:family="text">
      <style:text-properties fo:color="#000000" loext:opacity="100%" officeooo:rsid="000c5242"/>
    </style:style>
    <style:style style:name="T8" style:family="text">
      <style:text-properties fo:color="#000000" loext:opacity="100%" officeooo:rsid="000e0472"/>
    </style:style>
    <style:style style:name="T9" style:family="text">
      <style:text-properties fo:color="#000000" loext:opacity="100%" officeooo:rsid="000f82dc"/>
    </style:style>
    <style:style style:name="T10" style:family="text">
      <style:text-properties fo:color="#000000" loext:opacity="100%" officeooo:rsid="000f9ee3"/>
    </style:style>
    <style:style style:name="T11" style:family="text">
      <style:text-properties fo:color="#000000" loext:opacity="100%" style:font-name="Times New Roman" officeooo:rsid="0007406c"/>
    </style:style>
    <style:style style:name="T12" style:family="text">
      <style:text-properties fo:color="#000000" loext:opacity="100%" style:font-name="Times New Roman" officeooo:rsid="000923ab"/>
    </style:style>
    <style:style style:name="T13" style:family="text">
      <style:text-properties officeooo:rsid="000f82dc"/>
    </style:style>
    <style:style style:name="T14" style:family="text">
      <style:text-properties officeooo:rsid="000feb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loext:marker-style-name="T1"><text:span text:style-name="T1"/></text:p>
      <text:p text:style-name="P7" loext:marker-style-name="T1"><text:span text:style-name="T1"/></text:p>
      <text:p text:style-name="P7" loext:marker-style-name="T1"><text:span text:style-name="T1"/></text:p>
      <text:p text:style-name="P7" loext:marker-style-name="T1"><text:span text:style-name="T1"/></text:p>
      <text:p text:style-name="P7" loext:marker-style-name="T1"><text:span text:style-name="T1"/></text:p>
      <text:p text:style-name="P7" loext:marker-style-name="T1"><text:span text:style-name="T1"/></text:p>
      <text:p text:style-name="P7" loext:marker-style-name="T1"><text:span text:style-name="T1"/></text:p>
      <text:p text:style-name="P7" loext:marker-style-name="T1"><text:span text:style-name="T1"/></text:p>
      <text:p text:style-name="P11" loext:marker-style-name="T1"><text:span text:style-name="T1"/></text:p>
      <text:p text:style-name="P10"><text:span text:style-name="T1">EN.605.202.81 Section 84</text:span></text:p>
      <text:p text:style-name="P10"><text:span text:style-name="T2">Alexander Shah</text:span></text:p>
      <text:p text:style-name="P8"><text:span text:style-name="T9">Project</text:span><text:span text:style-name="T2"> 1</text:span><text:span text:style-name="T1">: </text:span><text:span text:style-name="T2">Prefix to Postfix </text:span><text:span text:style-name="T10">with </text:span><text:span text:style-name="T2">Stacks </text:span><text:span text:style-name="T10">Analysis</text:span></text:p>
      <text:p text:style-name="P4"><text:span text:style-name="T1">September 26, 2023</text:span></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h text:style-name="Heading_20_1" text:outline-level="1"><text:soft-page-break/><text:span text:style-name="T3">A</text:span><text:span text:style-name="T1">nalysis</text:span></text:h>
      <text:p text:style-name="Text_20_body"><text:span text:style-name="T1"/></text:p>
      <text:p text:style-name="P5"><text:span text:style-name="T3"><text:tab/></text:span><text:span text:style-name="T1">This program receives prefix expressions and uses an implementation of a stack data structure to parse and convert to a postfix expression. A stack is implemented as MyStack which has the methods pop and push to add or remove elements from the head of the stack. A stack is useful in this application as it allows us to parse the expression and build an output expression by contextually combining elements of the expression and putting them on or off the stack. This allows an iterative solution to process the input string from right to left, popping the elements off and adding back on expressions that fit the postfix scheme. </text:span></text:p>
      <text:p text:style-name="P13"><text:span text:style-name="T11"><text:tab/>The program handles errors in reading files, incorrect lines, or invalid expressions that cannot be converted. </text:span><text:span text:style-name="T12">Compared with a recursive approach, the iterative solution is more efficient in space complexity associated with the memory of repeated calls, allows for more control in debugging and ensuring that edge cases are covered. In addition it is less scalable, the iterative solution will work the same way regardless of the size of the input compared to a recursive solution which may need larger and larger depth to its recursive calls. Comparing the time and space complexity, an iterative approach takes O(n) time to parse the expression, uses O(1) operations to perform stack functions, and overall takes O(n) time and O(n) space to accommodate the elements in the stack. A recursive implementation may depend on how deep the recursion needs to accommodate the operands and operators in the stack, but in the worst case the recursive implementation runs in O(n) time and O(n) space.</text:span></text:p>
      <text:p text:style-name="P6"><text:span text:style-name="T1"><text:tab/>This project showed how the stack data structure is an appropriate choice for the implementation of this iterative solution. A stack is well suited to the operations that the problem calls for, and performs each operation during the run time with good efficiency. I might have chosen to </text:span><text:span text:style-name="T4">handle errors more effectively, such as showing the steps taken when parsing an expression, such as </text:span><text:soft-page-break/><text:span text:style-name="T4">showing the elements moving on and off the stack and where the program runs into an invalid expression or when the program discards an input. </text:span><text:span text:style-name="T5">In addition, using more output during debugging could be beneficial to keep track of the program logic to find more instances where edge cases could affect the output of the program.</text:span></text:p>
      <text:p text:style-name="P6"><text:span text:style-name="T5"><text:tab/></text:span><text:span text:style-name="T6">Specifically on debugging, I ran into an issue where the arrangement of elements in the stack were correct up until a point, then the ordering of the final arrangement of elements on the stack failed to achieve the correct output, despite correct program logic. For example an expression like “-+ABC” resulted in “-AB+C”, when it should have been “AB+C-”. <text:s/>Checking the last state of the stack, the stack contained [-, AB+, C]. It occurred to me that the last step of recombining the individual subexpressions in a way that led to postfix order was incorrectly being left out at the end. By </text:span><text:span text:style-name="T7">using debugging statements </text:span><text:span text:style-name="T8">I got better insight as to the steps the program was taking putting elements on and off the stack and</text:span><text:span text:style-name="T7"> I was able to figure out the solution. By </text:span><text:span text:style-name="T6">taking the resulting stack of the conversion, and unpacking the elements </text:span><text:span text:style-name="T7">in reverse order while joining them to a string</text:span><text:span text:style-name="T6">, I was able to recombine them in the correct output orde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0febe6"/>
    </style:style>
    <style:style style:name="MT2" style:family="text">
      <style:text-properties officeooo:rsid="000f82d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header-footer-properties fo:min-height="0in" fo:margin-top="0.1965in" fo:background-color="transparent" draw:fill="none"/>
      </style:footer-style>
    </style:page-layout>
  </office:automatic-styles>
  <office:master-styles>
    <style:master-page style:name="Standard" style:page-layout-name="Mpm1">
      <style:header>
        <text:p text:style-name="Header">605.202 Introduction to Data Structures<text:tab/><text:tab/><text:span text:style-name="MT1">Alex Shah – </text:span><text:span text:style-name="MT2">Project 1 Analysis</text:span></text:p>
      </style:header>
      <style:footer>
        <text:p text:style-name="Footer"><text:page-number text:select-page="current">3</text:page-number></text:p>
      </style:footer>
      <style:footer-left>
        <text:p text:style-name="Footer"><text:page-number text:select-page="current">2</text:page-number></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9-26T15:25:35.356000000</dc:date>
    <meta:editing-duration>PT2H32M36S</meta:editing-duration>
    <meta:editing-cycles>12</meta:editing-cycles>
    <meta:generator>LibreOffice/7.6.1.2$Windows_X86_64 LibreOffice_project/f5defcebd022c5bc36bbb79be232cb6926d8f674</meta:generator>
    <meta:document-statistic meta:table-count="0" meta:image-count="0" meta:object-count="0" meta:page-count="3" meta:paragraph-count="23" meta:word-count="636" meta:character-count="3795" meta:non-whitespace-character-count="3162"/>
  </office:meta>
</office:document-meta>
</file>